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4T15:54:40.767160167</dc:date>
    <meta:editing-duration>PT2M30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.06161699786838E-016">
                <text:p>-3.06161699786838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4.28626379701574E-016">
                <text:p>4.28626379701574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5.51091059616309E-016">
                <text:p>-5.51091059616309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